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98bc" officeooo:paragraph-rsid="000098bc"/>
    </style:style>
    <style:style style:name="P2" style:family="paragraph" style:parent-style-name="Standard">
      <style:text-properties style:font-name="Liberation Serif" fo:font-size="12pt" officeooo:rsid="000098bc" officeooo:paragraph-rsid="000098bc" style:font-size-asian="12pt" style:font-size-complex="12pt"/>
    </style:style>
    <style:style style:name="P3" style:family="paragraph" style:parent-style-name="Standard">
      <style:text-properties style:font-name="Liberation Serif" fo:font-size="12pt" officeooo:rsid="000116e9" officeooo:paragraph-rsid="000116e9" style:font-size-asian="12pt" style:font-size-complex="12pt"/>
    </style:style>
    <style:style style:name="P4" style:family="paragraph" style:parent-style-name="Standard">
      <style:text-properties style:font-name="Liberation Serif" fo:font-size="12pt" officeooo:rsid="0002d9c7" officeooo:paragraph-rsid="0002d9c7" style:font-size-asian="12pt" style:font-size-complex="12pt"/>
    </style:style>
    <style:style style:name="P5" style:family="paragraph" style:parent-style-name="Standard">
      <style:text-properties style:font-name="Liberation Serif" fo:font-size="12pt" officeooo:rsid="00033ced" officeooo:paragraph-rsid="00033ced" style:font-size-asian="12pt" style:font-size-complex="12pt"/>
    </style:style>
    <style:style style:name="P6" style:family="paragraph" style:parent-style-name="Standard">
      <style:text-properties style:font-name="Liberation Serif" officeooo:rsid="000aaa80" officeooo:paragraph-rsid="000aaa80"/>
    </style:style>
    <style:style style:name="P7" style:family="paragraph" style:parent-style-name="Standard">
      <style:text-properties style:font-name="DejaVu Sans" fo:font-size="11pt" officeooo:rsid="000116e9" officeooo:paragraph-rsid="000116e9" style:font-size-asian="11pt" style:font-size-complex="11pt"/>
    </style:style>
    <style:style style:name="P8" style:family="paragraph" style:parent-style-name="Standard">
      <style:text-properties style:font-name="DejaVu Sans" fo:font-size="11pt" officeooo:rsid="000116e9" officeooo:paragraph-rsid="000d975a" style:font-size-asian="11pt" style:font-size-complex="11pt"/>
    </style:style>
    <style:style style:name="P9" style:family="paragraph" style:parent-style-name="Standard">
      <style:text-properties style:font-name="DejaVu Sans" fo:font-size="11pt" officeooo:rsid="0002dc84" officeooo:paragraph-rsid="0002dc84" style:font-size-asian="11pt" style:font-size-complex="11pt"/>
    </style:style>
    <style:style style:name="P10" style:family="paragraph" style:parent-style-name="Standard">
      <style:text-properties fo:color="#000000" style:font-name="Liberation Serif" fo:font-size="12pt" fo:font-style="normal" officeooo:rsid="0002d9c7" officeooo:paragraph-rsid="0002d9c7" fo:background-color="#ffffff" style:font-size-asian="12pt" style:font-style-asian="normal" style:font-size-complex="12pt" style:font-style-complex="normal"/>
    </style:style>
    <style:style style:name="P11" style:family="paragraph" style:parent-style-name="Standard">
      <style:text-properties fo:color="#000000" style:font-name="Liberation Serif" fo:font-size="12pt" fo:font-style="normal" officeooo:rsid="0002d9c7" officeooo:paragraph-rsid="00112573" fo:background-color="#ffffff"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02dc84" officeooo:paragraph-rsid="0002d9c7" fo:background-color="#ffffff"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officeooo:rsid="0002dc84" officeooo:paragraph-rsid="0002dc84" fo:background-color="#ffffff" style:font-size-asian="12pt" style:font-style-asian="normal" style:font-size-complex="12pt" style:font-style-complex="normal"/>
    </style:style>
    <style:style style:name="P14" style:family="paragraph" style:parent-style-name="Standard">
      <style:text-properties fo:color="#000000" style:font-name="DejaVu Sans" fo:font-size="11pt" fo:font-style="normal" officeooo:rsid="0002dc84" officeooo:paragraph-rsid="0002dc84" fo:background-color="#ffffff" style:font-size-asian="11pt" style:font-style-asian="normal" style:font-size-complex="11pt" style:font-style-complex="normal"/>
    </style:style>
    <style:style style:name="P15" style:family="paragraph" style:parent-style-name="Standard">
      <style:text-properties fo:color="#000000" style:font-name="DejaVu Sans" fo:font-size="11pt" officeooo:rsid="000098bc" officeooo:paragraph-rsid="000098bc" style:font-size-asian="11pt" style:font-size-complex="11pt"/>
    </style:style>
    <style:style style:name="P16" style:family="paragraph" style:parent-style-name="Standard">
      <style:text-properties fo:color="#000000" style:font-name="monospace" fo:font-size="12pt" fo:font-style="normal" officeooo:rsid="0002d9c7" officeooo:paragraph-rsid="0002d9c7" fo:background-color="#ffffff" style:font-size-asian="12pt" style:font-style-asian="normal" style:font-size-complex="12pt" style:font-style-complex="normal"/>
    </style:style>
    <style:style style:name="P17" style:family="paragraph" style:parent-style-name="Standard">
      <style:text-properties fo:font-size="15pt" fo:font-weight="bold" officeooo:rsid="000098bc" officeooo:paragraph-rsid="000098bc" style:font-size-asian="15pt" style:font-weight-asian="bold" style:font-size-complex="15pt" style:font-weight-complex="bold"/>
    </style:style>
    <style:style style:name="P18" style:family="paragraph" style:parent-style-name="Standard">
      <style:text-properties officeooo:paragraph-rsid="0002d9c7"/>
    </style:style>
    <style:style style:name="P19" style:family="paragraph" style:parent-style-name="Standard">
      <style:text-properties officeooo:paragraph-rsid="00112573"/>
    </style:style>
    <style:style style:name="P20" style:family="paragraph" style:parent-style-name="Standard">
      <style:text-properties officeooo:paragraph-rsid="00123152"/>
    </style:style>
    <style:style style:name="P21" style:family="paragraph" style:parent-style-name="Standard">
      <style:text-properties style:font-name="monospace" officeooo:rsid="000098bc" officeooo:paragraph-rsid="000098bc"/>
    </style:style>
    <style:style style:name="P22" style:family="paragraph" style:parent-style-name="Standard">
      <style:text-properties fo:color="#000000" style:font-name="Liberation Serif" fo:font-size="12pt" fo:font-style="normal" officeooo:rsid="0002dc84" officeooo:paragraph-rsid="00149b79" fo:background-color="#ffffff" style:font-size-asian="12pt" style:font-style-asian="normal" style:font-size-complex="12pt" style:font-style-complex="normal"/>
    </style:style>
    <style:style style:name="T1" style:family="text">
      <style:text-properties fo:color="#000000" style:font-name="DejaVu Sans" fo:font-size="11pt" fo:font-style="normal" fo:background-color="#ffffff" loext:char-shading-value="0" style:font-size-asian="11pt" style:font-style-asian="normal" style:font-size-complex="11pt" style:font-style-complex="normal"/>
    </style:style>
    <style:style style:name="T2" style:family="text">
      <style:text-properties fo:color="#000000" fo:font-style="normal" fo:background-color="#ffffff" loext:char-shading-value="0" style:font-style-asian="normal" style:font-style-complex="normal"/>
    </style:style>
    <style:style style:name="T3" style:family="text">
      <style:text-properties fo:color="#000000" fo:font-style="normal" officeooo:rsid="0002dc84" fo:background-color="#ffffff" loext:char-shading-value="0" style:font-style-asian="normal" style:font-style-complex="normal"/>
    </style:style>
    <style:style style:name="T4" style:family="text">
      <style:text-properties fo:color="#000000" fo:font-style="normal" officeooo:rsid="00043921" fo:background-color="#ffffff" loext:char-shading-value="0" style:font-style-asian="normal" style:font-style-complex="normal"/>
    </style:style>
    <style:style style:name="T5" style:family="text">
      <style:text-properties fo:color="#000000" fo:font-style="normal" officeooo:rsid="00074be3" fo:background-color="#ffffff" loext:char-shading-value="0" style:font-style-asian="normal" style:font-style-complex="normal"/>
    </style:style>
    <style:style style:name="T6" style:family="text">
      <style:text-properties fo:color="#000000" fo:font-style="normal" officeooo:rsid="000aaa80" fo:background-color="#ffffff" loext:char-shading-value="0" style:font-style-asian="normal" style:font-style-complex="normal"/>
    </style:style>
    <style:style style:name="T7" style:family="text">
      <style:text-properties fo:color="#000000" fo:font-style="normal" officeooo:rsid="000aef8e" fo:background-color="#ffffff" loext:char-shading-value="0" style:font-style-asian="normal" style:font-style-complex="normal"/>
    </style:style>
    <style:style style:name="T8" style:family="text">
      <style:text-properties fo:color="#000000" style:font-name="Liberation Serif" fo:font-size="12pt" fo:font-style="normal" fo:background-color="#ffffff" loext:char-shading-value="0" style:font-size-asian="12pt" style:font-style-asian="normal" style:font-size-complex="12pt" style:font-style-complex="normal"/>
    </style:style>
    <style:style style:name="T9" style:family="text">
      <style:text-properties fo:color="#000000" style:font-name="monospace" fo:font-size="12pt" fo:font-style="normal" officeooo:rsid="0002d9c7" fo:background-color="#ffffff" loext:char-shading-value="0" style:font-size-asian="12pt" style:font-style-asian="normal" style:font-size-complex="12pt" style:font-style-complex="normal"/>
    </style:style>
    <style:style style:name="T10" style:family="text">
      <style:text-properties officeooo:rsid="000116e9"/>
    </style:style>
    <style:style style:name="T11" style:family="text">
      <style:text-properties fo:font-weight="normal" style:font-weight-asian="normal" style:font-weight-complex="normal"/>
    </style:style>
    <style:style style:name="T12" style:family="text">
      <style:text-properties fo:font-weight="normal" officeooo:rsid="0002dc84" style:font-weight-asian="normal" style:font-weight-complex="normal"/>
    </style:style>
    <style:style style:name="T13" style:family="text">
      <style:text-properties officeooo:rsid="0007f1a4"/>
    </style:style>
    <style:style style:name="T14" style:family="text">
      <style:text-properties officeooo:rsid="0008862e"/>
    </style:style>
    <style:style style:name="T15" style:family="text">
      <style:text-properties fo:color="#ce181e" style:font-name="Liberation Serif"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16" style:family="text">
      <style:text-properties officeooo:rsid="000bdd2c"/>
    </style:style>
    <style:style style:name="T17" style:family="text">
      <style:text-properties officeooo:rsid="000c073a"/>
    </style:style>
    <style:style style:name="T18" style:family="text">
      <style:text-properties style:font-name="monospace"/>
    </style:style>
    <style:style style:name="T19" style:family="text">
      <style:text-properties style:font-name="monospace" officeooo:rsid="000098bc"/>
    </style:style>
    <style:style style:name="T20" style:family="text">
      <style:text-properties officeooo:rsid="000f496c"/>
    </style:style>
    <style:style style:name="T21" style:family="text">
      <style:text-properties style:font-name="Liberation Serif" fo:font-size="12pt" officeooo:rsid="000116e9" style:font-size-asian="12pt" style:font-size-complex="12pt"/>
    </style:style>
    <style:style style:name="T22" style:family="text">
      <style:text-properties style:font-name="Liberation Serif" fo:font-size="12pt" officeooo:rsid="0002d9c7" style:font-size-asian="12pt" style:font-size-complex="12pt"/>
    </style:style>
    <style:style style:name="T23" style:family="text">
      <style:text-properties officeooo:rsid="00149b79"/>
    </style:style>
    <style:style style:name="T24" style:family="text">
      <style:text-properties style:font-name="DejaVu Sans" fo:font-size="11pt" style:font-size-asian="11pt" style:font-size-complex="11pt"/>
    </style:style>
    <style:style style:name="T25" style:family="text">
      <style:text-properties style:font-name="DejaVu Sans" fo:font-size="11pt" officeooo:rsid="00149b79"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JupyterHub Workflow</text:p>
      <text:p text:style-name="P1"/>
      <text:p text:style-name="P1"/>
      <text:p text:style-name="P1">Folgender Ablauf beschreibt die Schritte welche notwendig sind, um einen Kurs inklusive Übun<text:span text:style-name="T13">g</text:span>szettel in JupyterHub einzurichten.</text:p>
      <text:p text:style-name="P1"/>
      <text:p text:style-name="P1"/>
      <text:p text:style-name="P1"/>
      <text:p text:style-name="P1">→ Service für Kurs anlegen</text:p>
      <text:p text:style-name="P1">In Jupyterhub config (/<text:span text:style-name="T17">home/jupyter</text:span>/jupyterhub-<text:span text:style-name="T17">etc</text:span>/jupyterhub_config.py) wird ein Service für den Kurs angelegt. Dazu wird folgender Eintrag in das Dictionary “c.JupyterHub.services” eingefügt:</text:p>
      <text:p text:style-name="P1"/>
      <text:p text:style-name="P20">{  <text:line-break/>       'name': 'ws2019-datennetze-instructor', <text:line-break/>       'url': 'http://127.0.0.1:9001', <text:line-break/>       'api_token': 'd911adeba3d34c3981affde670e42d42', <text:line-break/>       'command': [ <text:line-break/>           '/home/jupyter/jupyterhub-bin/jupyter-docker-image-service.py', <text:line-break/>           '--image=mars.mci4me.at:5000/dibse/ws2019-datennetze-instructor', <text:line-break/>           '--group=ws2019-datennetze-instructor-group', <text:line-break/>           '--volume=/home/jupyter/instructor-workspaces/WS2019/JG2018/datennetze-instructor-volume<text:line-break/>:/home/jovyan/', <text:line-break/>           '--volume=/srv/nbgrader/exchange/WS2019/JG2018/datennetze:/srv/nbgrader/exchange' <text:line-break/>       ] <text:line-break/>   }<text:span text:style-name="T19"><text:line-break/></text:span></text:p>
      <text:p text:style-name="P21"/>
      <text:p text:style-name="P6">Als “group” <text:span text:style-name="T16">kann ein bereits bestehender Eintrag des Dictionaries “c.JupyterHub.load_groups” gewählt werden, oder aber ein neuer Eintrag nach folgendem Schema angelegt werden:</text:span></text:p>
      <text:p text:style-name="P6"/>
      <text:p text:style-name="Standard">'ws2019-datennetze-instructor-group': [ <text:line-break/>       'maj', 'ma3345'<text:line-break/>   ]</text:p>
      <text:p text:style-name="P15"/>
      <text:p text:style-name="P15"/>
      <text:p text:style-name="P2">→ <text:span text:style-name="T10">Starten Sie nun JupyterHub neu um die Änderungen zu übernehmen:</text:span></text:p>
      <text:p text:style-name="P7">systemctl restart jupyterhub.service</text:p>
      <text:p text:style-name="P7"/>
      <text:p text:style-name="P7"/>
      <text:p text:style-name="P7"/>
      <text:p text:style-name="P3">→ Navigieren Sie nun in Ihrem Browser in Ihr zuvor angelegtes service:</text:p>
      <text:p text:style-name="P8"><text:a xlink:type="simple" xlink:href="https://mars.mci4me.at:8000/services/ws2019-datennetze-instructor" text:style-name="Internet_20_link" text:visited-style-name="Visited_20_Internet_20_Link">https://mars.mci4me.at:8000/services/ws2019-datennetze-instructor</text:a></text:p>
      <text:p text:style-name="P7"/>
      <text:p text:style-name="P7"/>
      <text:p text:style-name="P7"/>
      <text:p text:style-name="P3">→ Öffnen Sie in Ihrem Service ein neues Python3 Notebook und fügen Sie folgendes ein:</text:p>
      <text:p text:style-name="P3"/>
      <text:p text:style-name="P3">Zelle <text:span text:style-name="T20">1</text:span>:</text:p>
      <text:p text:style-name="P7">%%file nbgrader_config.py</text:p>
      <text:p text:style-name="P7"><text:soft-page-break/>c = get_config()</text:p>
      <text:p text:style-name="P7">c.Exchange.course_id = "datennetze"</text:p>
      <text:p text:style-name="P7">c.Exchange.root = "/srv/nbgrader/exchange"</text:p>
      <text:p text:style-name="P7">c.CourseDirectory.root = "/home/jovyan"</text:p>
      <text:p text:style-name="P7"/>
      <text:p text:style-name="P3">Führen Sie nun <text:span text:style-name="T20">die</text:span> Zelle aus. Damit sollte eine “nbgrader_config.py” Datei für Ihren Kurs angelegt worden sein.</text:p>
      <text:p text:style-name="P3"/>
      <text:p text:style-name="P3"/>
      <text:p text:style-name="P3"/>
      <text:p text:style-name="P19"><text:span text:style-name="T21">→ </text:span><text:span text:style-name="T22">Als nächstes muss entschieden werden auf welches Docker Image Ihr Kurs zugreifen soll. Tragen Sie dazu folgendes ins JupyterHub-Config file ins </text:span>c.DockerSpawner.coursemapping<text:span text:style-name="T18"> </text:span><text:span text:style-name="T22">Dictionary ein:</text:span></text:p>
      <text:p text:style-name="P18">'WS 2019 Datennetze DiBSE-B-3-DAN-DAN-ILV': { <text:line-break/>           'volumes': { <text:line-break/>               '/srv/nbgrader/exchange/WS2019/JG2018/datennetze': '/srv/nbgrader/exchange', <text:line-break/>           }, <text:line-break/>           'image': 'mars.mci4me.at:5000/dibse/ws2019-datennetze', <text:line-break/>           'default_url': '/tree/datennetze' <text:line-break/>       },<text:line-break/><text:span text:style-name="T9"><text:line-break/></text:span></text:p>
      <text:p text:style-name="P11">Der Key des Eintrages (WS 2019 Datennetze DiBSE-B-3-DAN-DAN-ILV<text:span text:style-name="T11">) </text:span><text:span text:style-name="T12">setzt sich aus Semester (WS oder SS) +Leerzeichen + Jahr + Leerzeichen + Kursname aus Sakai zusammen und muss EXAKT so eingetragen werden (ansonsten wird das Mapping nicht greifen).</text:span></text:p>
      <text:p text:style-name="P16"/>
      <text:p text:style-name="P10">Beachten Sie dabei, dass der Pfad Ihres Exchange-Volumes exakt mit Ihrem zuvor angelegten Exchange-Verzeichnis übereinstimmt. Als Docker Images können Sie unter anderem folgende wählen:</text:p>
      <text:p text:style-name="P10">python_image, c_image, r_image, cpp_image, java_image, default_image (enthält alle Kernels)</text:p>
      <text:p text:style-name="P4"><text:span text:style-name="T2">Für eine L</text:span><text:span text:style-name="T5">i</text:span><text:span text:style-name="T2">ste aller Images: </text:span><text:span text:style-name="T1">docker image ls</text:span></text:p>
      <text:p text:style-name="P10"/>
      <text:p text:style-name="P10">Die “default_url” weist den Pfad der beim Öffnen des Notebook-Servers angezeigt werden soll.</text:p>
      <text:p text:style-name="P10"/>
      <text:p text:style-name="P10">Starten Sie JupyterHub erneut neu, damit Ihre Änderungen in Kraft treten.</text:p>
      <text:p text:style-name="P10"/>
      <text:p text:style-name="P10"/>
      <text:p text:style-name="P10"/>
      <text:p text:style-name="P4"><text:span text:style-name="T2">→</text:span><text:span text:style-name="T3">Als nächstes können Sie in Ihrem Sakai Kurs Ihre Übungsaufgaben anlegen. Es wird empfohlen alle Übungsaufgaben für den gesamten Kurs auf einmal anzulegen, damit folgender Schritt nur einmal ausgeführt werden muss.</text:span></text:p>
      <text:p text:style-name="P12"/>
      <text:p text:style-name="P22"><text:span text:style-name="T23">In Ihrem Service finden Sie ein File namens “</text:span><text:span text:style-name="T24">sakai_assignments_synchronizer.py”. </text:span><text:span text:style-name="T25">Führen Sie dieses nun wiefolgt aus um Ihre Sakai Assignments ins Service zu übertragen</text:span>:</text:p>
      <text:p text:style-name="P14">python3 sakai_assignments_synchronizer.py [SAKAI_COURSE_ID]</text:p>
      <text:p text:style-name="P13"/>
      <text:p text:style-name="P13">Die SAKAI_COURSE_ID finden Sie in der URL Ihres Sakai Kurses:</text:p>
      <text:p text:style-name="P9"><text:span text:style-name="T8">z.B. </text:span><text:a xlink:type="simple" xlink:href="https://sakai-dev.mci.edu/portal/site/Course-ID-SLVA-33059/tool/4ad5c613-9089-471d-8cbe-55fac27fb19f" text:style-name="Internet_20_link" text:visited-style-name="Visited_20_Internet_20_Link">https://sakai-dev.mci.edu/portal/site/</text:a><text:a xlink:type="simple" xlink:href="https://sakai-dev.mci.edu/portal/site/Course-ID-SLVA-33059/tool/4ad5c613-9089-471d-8cbe-55fac27fb19f" text:style-name="Internet_20_link" text:visited-style-name="Visited_20_Internet_20_Link"><text:span text:style-name="T15">Course-ID-SLVA-33059</text:span></text:a><text:a xlink:type="simple" xlink:href="https://sakai-dev.mci.edu/portal/site/Course-ID-SLVA-33059/tool/4ad5c613-9089-471d-8cbe-55fac27fb19f" text:style-name="Internet_20_link" text:visited-style-name="Visited_20_Internet_20_Link"><text:span text:style-name="T8">/tool/4ad5c613-9089-471d-8cbe-55fac27fb19f</text:span></text:a></text:p>
      <text:p text:style-name="P13"/>
      <text:p text:style-name="P5"><text:soft-page-break/><text:span text:style-name="T2">Durch diese Befehle sollten die angelegten Assignments aus Sakai in nbgrader übertragen worden sein. Wenn Sie die Assignments jetz</text:span><text:span text:style-name="T4">t</text:span><text:span text:style-name="T2"> veröffentlichen, dann sollten diese für d</text:span><text:span text:style-name="T4">ie</text:span><text:span text:style-name="T2"> Studenten sichtbar sein, </text:span><text:span text:style-name="T5">falls jene sich über den entsprechenden Sakai Kurs in JupyterHub einlog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9-11T15:09:07.781833776</dc:date>
    <meta:editing-duration>PT1H44M41S</meta:editing-duration>
    <meta:editing-cycles>14</meta:editing-cycles>
    <meta:document-statistic meta:table-count="0" meta:image-count="0" meta:object-count="0" meta:page-count="3" meta:paragraph-count="33" meta:word-count="416" meta:character-count="3925" meta:non-whitespace-character-count="3355"/>
  </office:meta>
</office:document-meta>
</file>